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0000" draw:marker-start="" draw:marker-start-width="0.229cm" draw:marker-start-center="false" draw:marker-end="" draw:marker-end-width="0.229cm" draw:marker-end-center="false" draw:fill="solid" draw:fill-color="#ff00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243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317cm" fo:padding-top="0cm" fo:padding-bottom="0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8cm" fo:min-width="0.109cm" fo:padding-top="0cm" fo:padding-bottom="0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68a224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956cm" svg:y1="14.09cm" svg:x2="9.482cm" svg:y2="16.008cm">
            <text:p/>
          </draw:line>
          <draw:frame draw:style-name="gr2" draw:text-style-name="P3" draw:layer="layout" svg:width="0.75cm" svg:height="0.63cm" svg:x="10.585cm" svg:y="13.829cm">
            <draw:text-box>
              <text:p text:style-name="P2"><text:span text:style-name="T1">G</text:span></text:p>
            </draw:text-box>
          </draw:frame>
          <draw:frame draw:style-name="gr3" draw:text-style-name="P3" draw:layer="layout" svg:width="0.743cm" svg:height="0.63cm" svg:x="8.872cm" svg:y="14.91cm">
            <draw:text-box>
              <text:p text:style-name="P2"><text:span text:style-name="T1">H</text:span></text:p>
            </draw:text-box>
          </draw:frame>
          <draw:frame draw:style-name="gr4" draw:text-style-name="P4" draw:layer="layout" svg:width="0.817cm" svg:height="0.38cm" svg:x="11.509cm" svg:y="14.305cm">
            <draw:text-box>
              <text:p text:style-name="P2"><text:span text:style-name="T2">d</text:span></text:p>
            </draw:text-box>
          </draw:frame>
          <draw:frame draw:style-name="gr5" draw:text-style-name="P3" draw:layer="layout" svg:width="0.609cm" svg:height="0.38cm" svg:x="10.519cm" svg:y="15.647cm">
            <draw:text-box>
              <text:p text:style-name="P2"><text:span text:style-name="T1">I</text:span></text:p>
            </draw:text-box>
          </draw:frame>
          <draw:line draw:style-name="gr6" draw:text-style-name="P5" draw:layer="layout" svg:x1="11.026cm" svg:y1="14.337cm" svg:x2="9.504cm" svg:y2="15.162cm">
            <text:p/>
          </draw:line>
          <draw:line draw:style-name="gr6" draw:text-style-name="P5" draw:layer="layout" svg:x1="10.66cm" svg:y1="15.798cm" svg:x2="9.499cm" svg:y2="15.166cm">
            <text:p/>
          </draw:line>
          <draw:line draw:style-name="gr6" draw:text-style-name="P5" draw:layer="layout" svg:x1="11.025cm" svg:y1="14.337cm" svg:x2="10.666cm" svg:y2="15.81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0:03.432001724</meta:creation-date>
    <dc:date>2018-04-10T16:00:32.099230004</dc:date>
    <meta:editing-duration>PT29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